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Mono" svg:font-family="'Liberation Sans Mono'" style:font-family-generic="swiss"/>
    <style:font-face style:name="DejaVu  Sans Mono" svg:font-family="'DejaVu 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904cm" style:use-optimal-column-width="false"/>
    </style:style>
    <style:style style:name="ro1" style:family="table-row">
      <style:table-row-properties style:row-height="1.905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text-properties style:font-name="DejaVu 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238cm" svg:height="15.239cm" svg:x="2.905cm" svg:y="4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64</text:p>
              </table:table-cell>
              <table:table-cell table:style-name="ce2">
                <text:p text:style-name="P1">2</text:p>
              </table:table-cell>
              <table:table-cell table:style-name="ce3">
                <text:p text:style-name="P1">3</text:p>
              </table:table-cell>
              <table:table-cell table:style-name="ce4">
                <text:p text:style-name="P1">61</text:p>
              </table:table-cell>
              <table:table-cell table:style-name="ce5">
                <text:p text:style-name="P1">60</text:p>
              </table:table-cell>
              <table:table-cell table:style-name="ce6">
                <text:p text:style-name="P1">6</text:p>
              </table:table-cell>
              <table:table-cell table:style-name="ce7">
                <text:p text:style-name="P2">7</text:p>
              </table:table-cell>
              <table:table-cell table:style-name="ce8">
                <text:p text:style-name="P1">57</text:p>
              </table:table-cell>
            </table:table-row>
            <table:table-row table:style-name="ro1">
              <table:table-cell table:style-name="ce9">
                <text:p text:style-name="P1">9</text:p>
              </table:table-cell>
              <table:table-cell table:style-name="ce10">
                <text:p text:style-name="P1">55</text:p>
              </table:table-cell>
              <table:table-cell table:style-name="ce11">
                <text:p text:style-name="P1">54</text:p>
              </table:table-cell>
              <table:table-cell table:style-name="ce12">
                <text:p text:style-name="P1">12</text:p>
              </table:table-cell>
              <table:table-cell table:style-name="ce13">
                <text:p text:style-name="P1">13</text:p>
              </table:table-cell>
              <table:table-cell table:style-name="ce14">
                <text:p text:style-name="P1">51</text:p>
              </table:table-cell>
              <table:table-cell table:style-name="ce15">
                <text:p text:style-name="P1">50</text:p>
              </table:table-cell>
              <table:table-cell table:style-name="ce16">
                <text:p text:style-name="P1">16</text:p>
              </table:table-cell>
            </table:table-row>
            <table:table-row table:style-name="ro1">
              <table:table-cell table:style-name="ce17">
                <text:p text:style-name="P1">17</text:p>
              </table:table-cell>
              <table:table-cell table:style-name="ce18">
                <text:p text:style-name="P1">47</text:p>
              </table:table-cell>
              <table:table-cell table:style-name="ce19">
                <text:p text:style-name="P1">46</text:p>
              </table:table-cell>
              <table:table-cell table:style-name="ce20">
                <text:p text:style-name="P1">20</text:p>
              </table:table-cell>
              <table:table-cell table:style-name="ce21">
                <text:p text:style-name="P1">21</text:p>
              </table:table-cell>
              <table:table-cell table:style-name="ce22">
                <text:p text:style-name="P1">43</text:p>
              </table:table-cell>
              <table:table-cell table:style-name="ce23">
                <text:p text:style-name="P1">42</text:p>
              </table:table-cell>
              <table:table-cell table:style-name="ce24">
                <text:p text:style-name="P1">24</text:p>
              </table:table-cell>
            </table:table-row>
            <table:table-row table:style-name="ro1">
              <table:table-cell table:style-name="ce25">
                <text:p text:style-name="P2">40</text:p>
              </table:table-cell>
              <table:table-cell table:style-name="ce26">
                <text:p text:style-name="P2">26</text:p>
              </table:table-cell>
              <table:table-cell table:style-name="ce27">
                <text:p text:style-name="P2">27</text:p>
              </table:table-cell>
              <table:table-cell table:style-name="ce28">
                <text:p text:style-name="P2">37</text:p>
              </table:table-cell>
              <table:table-cell table:style-name="ce29">
                <text:p text:style-name="P2">36</text:p>
              </table:table-cell>
              <table:table-cell table:style-name="ce30">
                <text:p text:style-name="P2">30</text:p>
              </table:table-cell>
              <table:table-cell table:style-name="ce31">
                <text:p text:style-name="P2">31</text:p>
              </table:table-cell>
              <table:table-cell table:style-name="ce32">
                <text:p text:style-name="P2">33</text:p>
              </table:table-cell>
            </table:table-row>
            <table:table-row table:style-name="ro1">
              <table:table-cell table:style-name="ce33">
                <text:p text:style-name="P1">32</text:p>
              </table:table-cell>
              <table:table-cell table:style-name="ce34">
                <text:p text:style-name="P1">34</text:p>
              </table:table-cell>
              <table:table-cell table:style-name="ce35">
                <text:p text:style-name="P1">35</text:p>
              </table:table-cell>
              <table:table-cell table:style-name="ce36">
                <text:p text:style-name="P1">29</text:p>
              </table:table-cell>
              <table:table-cell table:style-name="ce37">
                <text:p text:style-name="P1">28</text:p>
              </table:table-cell>
              <table:table-cell table:style-name="ce38">
                <text:p text:style-name="P1">38</text:p>
              </table:table-cell>
              <table:table-cell table:style-name="ce39">
                <text:p text:style-name="P1">39</text:p>
              </table:table-cell>
              <table:table-cell table:style-name="ce40">
                <text:p text:style-name="P1">25</text:p>
              </table:table-cell>
            </table:table-row>
            <table:table-row table:style-name="ro1">
              <table:table-cell table:style-name="ce41">
                <text:p text:style-name="P1">41</text:p>
              </table:table-cell>
              <table:table-cell table:style-name="ce42">
                <text:p text:style-name="P1">23</text:p>
              </table:table-cell>
              <table:table-cell table:style-name="ce43">
                <text:p text:style-name="P1">22</text:p>
              </table:table-cell>
              <table:table-cell table:style-name="ce44">
                <text:p text:style-name="P1">44</text:p>
              </table:table-cell>
              <table:table-cell table:style-name="ce45">
                <text:p text:style-name="P1">45</text:p>
              </table:table-cell>
              <table:table-cell table:style-name="ce46">
                <text:p text:style-name="P1">19</text:p>
              </table:table-cell>
              <table:table-cell table:style-name="ce47">
                <text:p text:style-name="P1">18</text:p>
              </table:table-cell>
              <table:table-cell table:style-name="ce48">
                <text:p text:style-name="P1">48</text:p>
              </table:table-cell>
            </table:table-row>
            <table:table-row table:style-name="ro1">
              <table:table-cell table:style-name="ce49">
                <text:p text:style-name="P1">49</text:p>
              </table:table-cell>
              <table:table-cell table:style-name="ce50">
                <text:p text:style-name="P1">15</text:p>
              </table:table-cell>
              <table:table-cell table:style-name="ce51">
                <text:p text:style-name="P1">14</text:p>
              </table:table-cell>
              <table:table-cell table:style-name="ce52">
                <text:p text:style-name="P1">52</text:p>
              </table:table-cell>
              <table:table-cell table:style-name="ce53">
                <text:p text:style-name="P1">53</text:p>
              </table:table-cell>
              <table:table-cell table:style-name="ce54">
                <text:p text:style-name="P1">11</text:p>
              </table:table-cell>
              <table:table-cell table:style-name="ce55">
                <text:p text:style-name="P1">10</text:p>
              </table:table-cell>
              <table:table-cell table:style-name="ce56">
                <text:p text:style-name="P1">56</text:p>
              </table:table-cell>
            </table:table-row>
            <table:table-row table:style-name="ro1">
              <table:table-cell table:style-name="ce57">
                <text:p text:style-name="P1">8</text:p>
              </table:table-cell>
              <table:table-cell table:style-name="ce58">
                <text:p text:style-name="P1">58</text:p>
              </table:table-cell>
              <table:table-cell table:style-name="ce59">
                <text:p text:style-name="P1">59</text:p>
              </table:table-cell>
              <table:table-cell table:style-name="ce60">
                <text:p text:style-name="P1">5</text:p>
              </table:table-cell>
              <table:table-cell table:style-name="ce61">
                <text:p text:style-name="P1">4</text:p>
              </table:table-cell>
              <table:table-cell table:style-name="ce62">
                <text:p text:style-name="P1">62</text:p>
              </table:table-cell>
              <table:table-cell table:style-name="ce63">
                <text:p text:style-name="P1">63</text:p>
              </table:table-cell>
              <table:table-cell table:style-name="ce64"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Mono" svg:font-family="'Liberation Sans Mono'" style:font-family-generic="swiss"/>
    <style:font-face style:name="DejaVu  Sans Mono" svg:font-family="'DejaVu 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4T16:55:01.372481259</dc:date>
    <meta:editing-duration>PT27S</meta:editing-duration>
    <meta:editing-cycles>2</meta:editing-cycles>
    <meta:generator>LibreOffice/4.2.4.2$Linux_X86_64 LibreOffice_project/420m0$Build-2</meta:generator>
    <meta:document-statistic meta:object-count="1"/>
  </office:meta>
</office:document-meta>
</file>